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 table:use-regular-expressions="false"/>
      <table:table table:name="Piezas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rec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ntura gris oscuro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lantas 5 brazos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 TFSI 6 vel.</text:p>
          </table:table-cell>
          <table:table-cell office:value-type="float" office:value="8150" calcext:value-type="float">
            <text:p>8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ntura azul metalizado</text:p>
          </table:table-cell>
          <table:table-cell office:value-type="float" office:value="450" calcext:value-type="float">
            <text:p>450</text:p>
          </table:table-cell>
        </table:table-row>
      </table:table>
      <table:table table:name="Motores" table:style-name="ta1"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rburante</text:p>
          </table:table-cell>
          <table:table-cell office:value-type="string" calcext:value-type="string">
            <text:p>Traccion</text:p>
          </table:table-cell>
          <table:table-cell office:value-type="string" calcext:value-type="string">
            <text:p>NumeroVelocidades</text:p>
          </table:table-cell>
          <table:table-cell office:value-type="string" calcext:value-type="string">
            <text:p>Consumo</text:p>
          </table:table-cell>
          <table:table-cell office:value-type="string" calcext:value-type="string">
            <text:p>Potenc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elante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80</text:p>
          </table:table-cell>
          <table:table-cell office:value-type="float" office:value="116" calcext:value-type="float">
            <text:p>116</text:p>
          </table:table-cell>
        </table:table-row>
      </table:table>
      <table:table table:name="Llanta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ulgad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Pintura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s oscu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zul</text:p>
          </table:table-cell>
        </table:table-row>
      </table:table>
      <table:table table:name="Coche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arca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PrecioBase</text:p>
          </table:table-cell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A1</text:p>
          </table:table-cell>
          <table:table-cell office:value-type="float" office:value="12580" calcext:value-type="float">
            <text:p>12580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Clase A</text:p>
          </table:table-cell>
          <table:table-cell office:value-type="float" office:value="15350" calcext:value-type="float">
            <text:p>15350</text:p>
          </table:table-cell>
        </table:table-row>
      </table:table>
      <table:table table:name="PiezasCoches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Pieza</text:p>
          </table:table-cell>
          <table:table-cell table:style-name="ce1" office:value-type="string" calcext:value-type="string">
            <text:p>MarcaCoche</text:p>
          </table:table-cell>
          <table:table-cell office:value-type="string" calcext:value-type="string">
            <text:p>ModeloCoc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00/00/0000</text:date>, <text:time style:data-style-name="N2" text:time-value="11:06:37.31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22:28:52.445000000</meta:creation-date>
    <dc:date>2019-06-03T14:08:09.947000000</dc:date>
    <meta:editing-duration>PT6M</meta:editing-duration>
    <meta:editing-cycles>3</meta:editing-cycles>
    <meta:generator>LibreOffice/4.2.4.2$Windows_x86 LibreOffice_project/63150712c6d317d27ce2db16eb94c2f3d7b699f8</meta:generator>
    <meta:document-statistic meta:table-count="6" meta:cell-count="61" meta:object-count="0"/>
  </office:meta>
</office:document-meta>
</file>